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10_21-23-15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11_02-14-31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1-11_07-33-3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11_07-34-05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11_12-19-19_000.jpg</text:p>
          </table:table-cell>
          <table:table-cell table:style-name="ce27" office:value-type="string">
            <text:p>:m #*# / memo:other(m:other) / topic=習字, about=~,other=~,id=~,content=経;済;歴;史;無;機;学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#*# / memo:other(m:other) / topic=習字, about=~,other=~,id=~,content=経;済;歴;史;無;機;学;">
            <text:p>:m #*# / memo:other(m:other) / topic=習字, about=~,other=~,id=~,content=経;済;歴;史;無;機;学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11_13-55-2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11_17-15-57_000.jpg</text:p>
          </table:table-cell>
          <table:table-cell table:style-name="ce27" office:value-type="string">
            <text:p>:m RES 1*1 / free# JVEMV6 83#_27:2 / 83. chemistry / topics=無機化学,w=イオン結晶；ヨウ化カドミウム；体心立法；面心立法,s=~,i=~,other=~,doc=r-1-1~1.2:f-4.13#L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*1 / free# JVEMV6 83#_27:2 / 83. chemistry / topics=無機化学,w=イオン結晶；ヨウ化カドミウム；体心立法；面心立法,s=~,i=~,other=~,doc=r-1-1~1.2:f-4.13#L.1">
            <text:p>:m RES 1*1 / free# JVEMV6 83#_27:2 / 83. chemistry / topics=無機化学,w=イオン結晶；ヨウ化カドミウム；体心立法；面心立法,s=~,i=~,other=~,doc=r-1-1~1.2:f-4.13#L.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11_18-57-39_000.mp4</text:p>
          </table:table-cell>
          <table:table-cell table:style-name="ce27" office:value-type="string">
            <text:p>:VIDEO / @自室 / 記録 / jap.flute / 演奏、play / R=1 / genre=melody,for=~,session=hour-18,memo=+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genre=melody,for=~,session=hour-18,memo=+,other=~ / follow~">
            <text:p>:VIDEO / @自室 / 記録 / jap.flute / 演奏、play / R=1 / genre=melody,for=~,session=hour-18,memo=+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11_19-09-34_000.jpg</text:p>
          </table:table-cell>
          <table:table-cell table:style-name="ce27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2-11-11_19-09-42_000.jpg</text:p>
          </table:table-cell>
          <table:table-cell table:style-name="ce28" office:value-type="string">
            <text:p>:m #*# / memo:other(m:other) / topic=習字, about=~,other=~,id=~,content=径;配;位;防;止;触;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2">2022/11/12</text:date>, <text:time>09:57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2T09:57:42.64</dc:date>
    <dc:creator>iwabuchi ken</dc:creator>
    <meta:editing-duration>P50DT18H47M19S</meta:editing-duration>
    <meta:editing-cycles>16476</meta:editing-cycles>
    <meta:document-statistic meta:table-count="2" meta:cell-count="913" meta:object-count="0"/>
    <meta:user-defined meta:name="qrichtext">1</meta:user-defined>
  </office:meta>
</office:document-meta>
</file>